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0abf0f" officeooo:paragraph-rsid="000abf0f" style:font-weight-asian="normal" style:font-weight-complex="normal"/>
    </style:style>
    <style:style style:name="P2" style:family="paragraph" style:parent-style-name="Standard">
      <style:paragraph-properties fo:text-align="justify" style:justify-single-word="false"/>
      <style:text-properties fo:font-weight="normal" officeooo:rsid="000c1eb8" officeooo:paragraph-rsid="000c1eb8" style:font-weight-asian="normal" style:font-weight-complex="normal"/>
    </style:style>
    <style:style style:name="P3" style:family="paragraph" style:parent-style-name="Standard">
      <style:paragraph-properties fo:text-align="justify" style:justify-single-word="false"/>
      <style:text-properties fo:font-weight="normal" officeooo:rsid="0003bfe3" officeooo:paragraph-rsid="0003bfe3" style:font-weight-asian="normal" style:font-weight-complex="normal"/>
    </style:style>
    <style:style style:name="P4" style:family="paragraph" style:parent-style-name="Standard">
      <style:paragraph-properties fo:text-align="justify" style:justify-single-word="false"/>
      <style:text-properties fo:font-weight="normal" officeooo:rsid="00071179" officeooo:paragraph-rsid="00071179" style:font-weight-asian="normal" style:font-weight-complex="normal"/>
    </style:style>
    <style:style style:name="P5" style:family="paragraph" style:parent-style-name="Standard">
      <style:paragraph-properties fo:text-align="justify" style:justify-single-word="false"/>
      <style:text-properties fo:font-weight="normal" officeooo:rsid="000cbf46" officeooo:paragraph-rsid="000cbf46" style:font-weight-asian="normal" style:font-weight-complex="normal"/>
    </style:style>
    <style:style style:name="P6" style:family="paragraph" style:parent-style-name="Standard">
      <style:paragraph-properties fo:text-align="justify" style:justify-single-word="false"/>
      <style:text-properties fo:font-weight="bold" officeooo:rsid="000abf0f" officeooo:paragraph-rsid="000abf0f" style:font-weight-asian="bold" style:font-weight-complex="bold"/>
    </style:style>
    <style:style style:name="P7" style:family="paragraph" style:parent-style-name="Standard">
      <style:paragraph-properties fo:text-align="justify" style:justify-single-word="false"/>
      <style:text-properties fo:font-weight="bold" officeooo:rsid="000c1eb8" officeooo:paragraph-rsid="000c1eb8" style:font-weight-asian="bold" style:font-weight-complex="bold"/>
    </style:style>
    <style:style style:name="P8" style:family="paragraph" style:parent-style-name="Standard">
      <style:paragraph-properties fo:text-align="justify" style:justify-single-word="false"/>
      <style:text-properties fo:font-weight="bold" officeooo:rsid="000cbf46" officeooo:paragraph-rsid="000cbf46" style:font-weight-asian="bold" style:font-weight-complex="bold"/>
    </style:style>
    <style:style style:name="P9" style:family="paragraph" style:parent-style-name="Standard">
      <style:paragraph-properties fo:text-align="justify" style:justify-single-word="false"/>
      <style:text-properties fo:font-weight="bold" officeooo:rsid="0003bfe3" officeooo:paragraph-rsid="0003bfe3" style:font-weight-asian="bold" style:font-weight-complex="bold"/>
    </style:style>
    <style:style style:name="P10" style:family="paragraph" style:parent-style-name="Standard">
      <style:paragraph-properties fo:text-align="justify" style:justify-single-word="false"/>
      <style:text-properties fo:font-weight="bold" officeooo:rsid="0008eeaa" officeooo:paragraph-rsid="0008eeaa" style:font-weight-asian="bold" style:font-weight-complex="bold"/>
    </style:style>
    <style:style style:name="P11" style:family="paragraph" style:parent-style-name="Standard">
      <style:paragraph-properties fo:text-align="justify" style:justify-single-word="false"/>
      <style:text-properties officeooo:rsid="0003bfe3" officeooo:paragraph-rsid="0003bfe3"/>
    </style:style>
    <style:style style:name="P12" style:family="paragraph" style:parent-style-name="Standard">
      <style:paragraph-properties fo:text-align="justify" style:justify-single-word="false"/>
      <style:text-properties officeooo:rsid="0003bfe3" officeooo:paragraph-rsid="0003bfe3"/>
    </style:style>
    <style:style style:name="T1" style:family="text">
      <style:text-properties fo:font-weight="normal" style:font-weight-asian="normal" style:font-weight-complex="normal"/>
    </style:style>
    <style:style style:name="T2" style:family="text">
      <style:text-properties fo:font-weight="normal" officeooo:rsid="00057a2b" style:font-weight-asian="normal" style:font-weight-complex="normal"/>
    </style:style>
    <style:style style:name="T3" style:family="text">
      <style:text-properties fo:font-weight="normal" officeooo:rsid="0005e754" style:font-weight-asian="normal" style:font-weight-complex="normal"/>
    </style:style>
    <style:style style:name="T4" style:family="text">
      <style:text-properties fo:font-weight="normal" officeooo:rsid="000abf0f" style:font-weight-asian="normal" style:font-weight-complex="normal"/>
    </style:style>
    <style:style style:name="T5" style:family="text">
      <style:text-properties officeooo:rsid="0008eeaa"/>
    </style:style>
    <style:style style:name="T6" style:family="text">
      <style:text-properties fo:font-weight="bold" style:font-weight-asian="bold" style:font-weight-complex="bold"/>
    </style:style>
    <style:style style:name="T7" style:family="text">
      <style:text-properties fo:font-weight="bold" officeooo:rsid="0008eeaa" style:font-weight-asian="bold" style:font-weight-complex="bold"/>
    </style:style>
    <style:style style:name="T8" style:family="text">
      <style:text-properties officeooo:rsid="000d846f"/>
    </style:style>
    <style:style style:name="T9" style:family="text">
      <style:text-properties officeooo:rsid="000ea7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6">1) Defina o processo de software e modelo de processo de software.</text:span></text:p>
      <text:p text:style-name="P3"/>
      <text:p text:style-name="P9">Processo de software: <text:span text:style-name="T1">Processo de software pode ser definido como um conjunto de atividades exigidas que se encontram agrupadas em fases que realizam um resultado desejado. As principais fases de um processo de software são: Especificação de Requisitos (levantar uma de todas as <text:s/>funcionalidades que serão executadas), Projeto de Sistema (criar a partir dos requisitos uma descrição dos componentes do sistema), Programação (produção do código) e a Verificação (verificar a satisfação dos requisitos iniciais).</text:span></text:p>
      <text:p text:style-name="P9"/>
      <text:p text:style-name="P9">Modelo de processo de software: <text:span text:style-name="T2">É uma representação simplificada, ou também uma abstração de um processo, é uma forma mais fácil de representar o processo de software. Existem diversos modelos de processos, dentre eles, pode-se destacar: Modelo em Cascata ( possui fases distintas de especificação), Desenvolvimento Incremental (criar uma implementação inicial simples, </text:span><text:span text:style-name="T3">disponibilizá-la</text:span><text:span text:style-name="T2"> para os clientes, e ir incrementando ela).</text:span></text:p>
      <text:p text:style-name="P3"/>
      <text:p text:style-name="P9">2) Qual é a principal desvantagem do Modelo em Cascata?</text:p>
      <text:p text:style-name="P3"/>
      <text:p text:style-name="P4">Esse modelo exige que o cliente estabeleça todos os requisitos no início do projeto, e por isso é difícil se adequar a mudanças que possam aparecer nos requisitos. Outra desvantagem é que o executável do projeto <text:tab/>ficará pronto somente no final do projeto, e isso faz com que o cliente veja o resultado somente nas fases finais do projeto. <text:span text:style-name="T9">Encadeamento é a principal desvantagem.</text:span></text:p>
      <text:p text:style-name="P3"/>
      <text:p text:style-name="P9">3) Quais são as principais diferenças do Modelo Espiral?</text:p>
      <text:p text:style-name="P3"/>
      <text:p text:style-name="P4">O processo <text:span text:style-name="T5">espiral traz dois aspectos importantes para o desenvolvimento de software: A análise de risco, prototipagem e a noção de fluxo contínuo, e isso traz o processo representado como uma </text:span><text:span text:style-name="T7">espiral</text:span><text:span text:style-name="T5">, onde cada volta da espiral representa uma fase do processo. A volta da espiral é dividida em quatro partes: Definição de objetivos, Avaliação e redução de riscos, Desenvolvimento e validação e Planejamento.</text:span></text:p>
      <text:p text:style-name="P4"/>
      <text:p text:style-name="P10">4) Quais são as atividades básicas do processo de software?</text:p>
      <text:p text:style-name="P10"/>
      <text:p text:style-name="P10">Levantamento de requisitos – <text:span text:style-name="T1">especificar todas as funcionalidades do sistema;</text:span></text:p>
      <text:p text:style-name="P10">Projeto de sistema – <text:span text:style-name="T1">criar a partir dos requisitos uma descrição dos componentes do sistema;</text:span></text:p>
      <text:p text:style-name="P10">Programação – <text:span text:style-name="T1">codificar as estruturas definidas na etapa anterior;</text:span></text:p>
      <text:p text:style-name="P10"><text:span text:style-name="T9">Validação</text:span> –<text:span text:style-name="T1"> </text:span><text:span text:style-name="T4">verificar a satisfação dos requisitos iniciais;</text:span></text:p>
      <text:p text:style-name="P6">Manutenção – <text:span text:style-name="T1">correção de erros e ampliação do sistema.</text:span></text:p>
      <text:p text:style-name="P1"/>
      <text:p text:style-name="P6">5) Na atividade de especificação, qual é o papel do estudo de viabilidade?</text:p>
      <text:p text:style-name="P6"/>
      <text:p text:style-name="P1">É uma análise, feita depois do levantamento dos requisitos, que verifica se o projeto é viável, respondendo questões de <text:s/>vários pontos de vista: operacional, técnico ou econômico. Como por exemplo: “Quais são os riscos envolvidos no Projeto?”, ou, “Analisando as condições econômicas, é viável produzir esse projeto?”.</text:p>
      <text:p text:style-name="P1"/>
      <text:p text:style-name="P6">6) Na atividade de projeto e implementação qual a diferença entre os projetos de arquitetura, interface e componentes?</text:p>
      <text:p text:style-name="P6"/>
      <text:p text:style-name="P1">Projeto de arquitetura: É o primeiro estágio do processo de projeto do sistema, representa a ligação entre a especificação e os processos de projeto.</text:p>
      <text:p text:style-name="P1">Projeto de Interface: São definidos mecanismos de interação e layout para a interação homem – máquina.</text:p>
      <text:p text:style-name="P1"><text:soft-page-break/>Projeto de Componentes: Componentes estruturais são transformados em uma descrição procedimental do software.</text:p>
      <text:p text:style-name="P6"/>
      <text:p text:style-name="P7">7) Na atividade de validação, o que significa o V&amp;V? Exemplifique.</text:p>
      <text:p text:style-name="P7"/>
      <text:p text:style-name="P2">A sigla significa Verificação e Validação, onde verificação significa que o software deve estar de acordo com sua especificação, e validação o software deve atender as necessidades do usuário.</text:p>
      <text:p text:style-name="P2"/>
      <text:p text:style-name="P7">8) Na atividade de validação, qual a diferença entre os testes de sistema e de aceitação?</text:p>
      <text:p text:style-name="P7"/>
      <text:p text:style-name="P7">Testes de sistema: <text:span text:style-name="T1">É a fase onde os requisitos são testados já em ambiente de produção.</text:span></text:p>
      <text:p text:style-name="P8">Testes de aceitação: <text:span text:style-name="T1">Tem como função verificar as funcionalidades do sistema com relação aos requisitos originais, é feito por um grupo restrito de usuários, num ambiente parecido com o deles.</text:span></text:p>
      <text:p text:style-name="P5"/>
      <text:p text:style-name="P8">9) Explique o que é a evolução de software.</text:p>
      <text:p text:style-name="P8"/>
      <text:p text:style-name="P5">É a capacidade dos sistemas de software permanecerem com vida útil longa diante de diversas mudanças, <text:span text:style-name="T8">para que sempre seja satisfatório para o cliente. Foram criados 8 leis de evolução de software, na década de 70, com o objetivo de tornar o uso do software uma abordagem mais humana.</text:span></text:p>
      <text:p text:style-name="P8"/>
      <text:p text:style-name="P8"/>
      <text:p text:style-name="P7"/>
      <text:p text:style-name="P7"/>
      <text:p text:style-name="P7"/>
      <text:p text:style-name="P6"/>
      <text:p text:style-name="P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08:57:09.137000000</meta:creation-date>
    <dc:date>2019-04-09T09:03:30.346000000</dc:date>
    <meta:editing-duration>PT1H10M22S</meta:editing-duration>
    <meta:editing-cycles>5</meta:editing-cycles>
    <meta:generator>LibreOffice/5.4.3.2$Windows_X86_64 LibreOffice_project/92a7159f7e4af62137622921e809f8546db437e5</meta:generator>
    <meta:document-statistic meta:table-count="0" meta:image-count="0" meta:object-count="0" meta:page-count="2" meta:paragraph-count="26" meta:word-count="639" meta:character-count="4132" meta:non-whitespace-character-count="3510"/>
  </office:meta>
</office:document-meta>
</file>